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25.709cm" fo:margin-left="0cm" fo:margin-right="-0.011cm" table:align="margins" style:shadow="none"/>
    </style:style>
    <style:style style:name="Table2.A" style:family="table-column">
      <style:table-column-properties style:column-width="5.445cm" style:rel-column-width="3087*"/>
    </style:style>
    <style:style style:name="Table2.B" style:family="table-column">
      <style:table-column-properties style:column-width="2.14cm" style:rel-column-width="1213*"/>
    </style:style>
    <style:style style:name="Table2.C" style:family="table-column">
      <style:table-column-properties style:column-width="2.955cm" style:rel-column-width="1675*"/>
    </style:style>
    <style:style style:name="Table2.D" style:family="table-column">
      <style:table-column-properties style:column-width="2.469cm" style:rel-column-width="1400*"/>
    </style:style>
    <style:style style:name="Table2.E" style:family="table-column">
      <style:table-column-properties style:column-width="2.602cm" style:rel-column-width="1475*"/>
    </style:style>
    <style:style style:name="Table2.F" style:family="table-column">
      <style:table-column-properties style:column-width="1.764cm" style:rel-column-width="1000*"/>
    </style:style>
    <style:style style:name="Table2.G" style:family="table-column">
      <style:table-column-properties style:column-width="8.334cm" style:rel-column-width="4725*"/>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25.709cm" fo:margin-left="0cm" fo:margin-right="-0.011cm" table:align="margins" style:shadow="none"/>
    </style:style>
    <style:style style:name="Table3.A" style:family="table-column">
      <style:table-column-properties style:column-width="4.145cm" style:rel-column-width="2350*"/>
    </style:style>
    <style:style style:name="Table3.B" style:family="table-column">
      <style:table-column-properties style:column-width="2.669cm" style:rel-column-width="1513*"/>
    </style:style>
    <style:style style:name="Table3.C" style:family="table-column">
      <style:table-column-properties style:column-width="2.623cm" style:rel-column-width="1487*"/>
    </style:style>
    <style:style style:name="Table3.D" style:family="table-column">
      <style:table-column-properties style:column-width="2.69cm" style:rel-column-width="1525*"/>
    </style:style>
    <style:style style:name="Table3.E" style:family="table-column">
      <style:table-column-properties style:column-width="1.61cm" style:rel-column-width="913*"/>
    </style:style>
    <style:style style:name="Table3.F" style:family="table-column">
      <style:table-column-properties style:column-width="11.972cm" style:rel-column-width="6787*"/>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color="#005c00" style:font-name="Monospace" fo:font-size="10pt" style:font-name-asian="Monospace" style:font-size-asian="10pt" style:font-name-complex="Monospace" style:font-size-complex="10pt"/>
    </style:style>
    <style:style style:name="P3" style:family="paragraph" style:parent-style-name="Table_20_Contents">
      <style:text-properties style:font-name="Monospace" fo:font-size="10pt" style:font-name-asian="Monospace" style:font-size-asian="10pt" style:font-name-complex="Monospace" style:font-size-complex="10pt"/>
    </style:style>
    <style:style style:name="P4" style:family="paragraph" style:parent-style-name="Table_20_Contents">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Table_20_Heading">
      <style:paragraph-properties fo:text-align="center"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Table_20_Contents">
      <style:paragraph-properties fo:margin-left="0cm" fo:margin-right="0cm"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10" style:family="paragraph" style:parent-style-name="Table_20_Contents">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color="#005c00" style:font-name="Monospace" fo:font-size="10pt" style:font-name-asian="Monospace" style:font-size-asian="10pt" style:font-name-complex="Monospace" style:font-size-complex="10pt"/>
    </style:style>
    <style:style style:name="P13" style:family="paragraph" style:parent-style-name="Table_20_Contents">
      <style:text-properties style:font-name="Monospace" fo:font-size="10pt" style:font-name-asian="Monospace" style:font-size-asian="10pt" style:font-name-complex="Monospace" style:font-size-complex="10pt"/>
    </style:style>
    <style:style style:name="P14" style:family="paragraph" style:parent-style-name="Table_20_Heading">
      <style:paragraph-properties fo:text-align="center" style:justify-single-word="false"/>
    </style:style>
    <style:style style:name="P15" style:family="paragraph" style:parent-style-name="Table_20_Heading">
      <style:text-properties fo:font-size="16pt" style:font-size-asian="16pt" style:font-size-complex="16pt"/>
    </style:style>
    <style:style style:name="P16" style:family="paragraph" style:parent-style-name="Heading_20_1">
      <style:paragraph-properties fo:break-before="page"/>
    </style:style>
    <style:style style:name="T1" style:family="text">
      <style:text-properties fo:color="#005c00"/>
    </style:style>
    <style:style style:name="T2" style:family="text">
      <style:text-properties fo:color="#005c00" style:font-name="Monospace" fo:font-size="10pt" style:font-name-asian="Monospace" style:font-size-asian="10pt" style:font-name-complex="Monospace" style:font-size-complex="10pt"/>
    </style:style>
    <style:style style:name="T3" style:family="text">
      <style:text-properties fo:color="#5c5c5c"/>
    </style:style>
    <style:style style:name="T4" style:family="text">
      <style:text-properties fo:color="#5c5c5c" style:font-name="Monospace" fo:font-size="10pt" style:font-name-asian="Monospace" style:font-size-asian="10pt" style:font-name-complex="Monospace" style:font-size-complex="10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Monospace" fo:font-size="10pt" style:font-name-asian="Monospace" style:font-size-asian="10pt" style:font-name-complex="Monospace"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adata</text:h>
      <text:p text:style-name="Standard">Metadatan är inte specificerad av SCAM, vilka properties som helst är tillåtna. Men, några är mer vanligt förekommande än andra, dessa listar jag nedan. I förlängningen måste vi ha en metod att ta reda på vilka properties som är tillgängliga. Jag ser tre huvudsakliga alternativ:</text:p>
      <text:list text:style-name="L1">
        <text:list-item>
          <text:p text:style-name="P7"><text:span text:style-name="T5">Fixera properties:</text:span> Dvs. bestäm en lista på properties som ska användas.</text:p>
        </text:list-item>
        <text:list-item>
          <text:p text:style-name="P7"><text:span text:style-name="T5">Typ bestämmer properties:</text:span> Låt typerna bestämma vilka properties som ska finnas.</text:p>
        </text:list-item>
        <text:list-item>
          <text:p text:style-name="P7"><text:span text:style-name="T5">Property detektion:</text:span> Detektera vilka properties som finns och presentera dem så snyggt som möjligt.</text:p>
        </text:list-item>
      </text:list>
      <text:p text:style-name="Standard">Alternativ 1 är uppenbart inte rätt väg då SCAM är byggt för att vara flexibelt.</text:p>
      <text:p text:style-name="Standard">Så jag rekommenderar alternativ 2 med alternativ 3 som backup om det misslyckas.</text:p>
      <text:p text:style-name="Standard">Då vi i princip har 5 olika typer (sc:representationType, sc:referenceType, sc:builtinType, dc:format och rdf:type) måste vi bestämma vilken av dem som bestämmer properties. Mitt förslag är följande prioriteringsordning:</text:p>
      <text:list text:style-name="L2">
        <text:list-item>
          <text:p text:style-name="P8">Builtin type (sc:builtinType i metametadatan) om inte sc:None.</text:p>
        </text:list-item>
        <text:list-item>
          <text:p text:style-name="P8">Conceptual type (rdf:type i metadatan) om den finns.</text:p>
        </text:list-item>
        <text:list-item>
          <text:p text:style-name="P8">Media type (dcterms:format i metadatan) om den finns.</text:p>
        </text:list-item>
      </text:list>
      <text:p text:style-name="Standard">Observation 1, referenceType används inte explicit, men man kan tänka sig att den exponeras mha ikoner eller liknande (dvs om entryn är en länk eller referens). Observation 2, representationType används inte heller explicit. Men beroende på om något är en informationResource eller inte blir länken klickbar eller inte.</text:p>
      <text:p text:style-name="Standard"/>
      <text:p text:style-name="Standard">Slutsatsen av detta är att varje installation bör tillhandahålla en applikationsprofil <text:s/>(enklast en listning och prioritering av properties, mer avancerat en SHAME annotation profile) för varje builtintype och de conceptual types som man ämnar använda i systemet. Däremot är mediatypes (mimetypes) för många för att behandlas individuellt. Då mimetyper ser ut som "kategori/format" (tex "text/pdf") borde man kunna kräva applikationsprofiler per kategori.</text:p>
      <text:p text:style-name="Standard"/>
      <text:p text:style-name="Standard">Även ikoner bör bestämmas av samma prioritering mellan builtintype, conceptualtype och mediatype.</text:p>
      <text:p text:style-name="Standard"/>
      <text:p text:style-name="Standard">Nog om detta, nedan är några properties som <text:span text:style-name="T6">ofta</text:span> förekommer i metadatan, alltså det är inte en uttömmande lista:</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Table_20_Heading">Källa</text:p>
          </table:table-cell>
          <table:table-cell table:style-name="Table2.A1" office:value-type="string">
            <text:p text:style-name="Table_20_Heading">med i stub</text:p>
          </table:table-cell>
          <table:table-cell table:style-name="Table2.A1" office:value-type="string">
            <text:p text:style-name="Table_20_Heading">Språkhanterad</text:p>
          </table:table-cell>
          <table:table-cell table:style-name="Table2.A1" office:value-type="string">
            <text:p text:style-name="Table_20_Heading">Kardinalitet</text:p>
          </table:table-cell>
          <table:table-cell table:style-name="Table2.A1" office:value-type="string">
            <text:p text:style-name="Table_20_Heading">datatyp</text:p>
          </table:table-cell>
          <table:table-cell table:style-name="Table2.A1" office:value-type="string">
            <text:p text:style-name="Table_20_Heading">Resurs</text:p>
          </table:table-cell>
          <table:table-cell table:style-name="Table2.G1" office:value-type="string">
            <text:p text:style-name="Table_20_Heading">Kommentarer</text:p>
          </table:table-cell>
        </table:table-row>
        <table:table-row>
          <table:table-cell table:style-name="Table2.A2" office:value-type="string">
            <text:p text:style-name="Table_20_Contents">dcterms:titel</text:p>
          </table:table-cell>
          <table:table-cell table:style-name="Table2.A2" office:value-type="string">
            <text:p text:style-name="P1">X</text:p>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dcterms:description</text:p>
          </table:table-cell>
          <table:table-cell table:style-name="Table2.A2" office:value-type="string">
            <text:p text:style-name="P1">X</text:p>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ext:soft-page-break/>
        <table:table-row>
          <table:table-cell table:style-name="Table2.A2" office:value-type="string">
            <text:p text:style-name="Table_20_Contents">dcterms:format</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rdf:type</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
          </table:table-cell>
        </table:table-row>
        <table:table-row>
          <table:table-cell table:style-name="Table2.A2" office:value-type="string">
            <text:p text:style-name="Table_20_Contents">foaf:name</text:p>
          </table:table-cell>
          <table:table-cell table:style-name="Table2.A2" office:value-type="string">
            <text:p text:style-name="P1">X</text:p>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foaf:mbox</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email adress.</text:p>
          </table:table-cell>
        </table:table-row>
        <table:table-row>
          <table:table-cell table:style-name="Table2.A2" office:value-type="string">
            <text:p text:style-name="Table_20_Contents">rdfs:label</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rdfs:comment</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dcterms:subject</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För klassifiseringar??</text:p>
          </table:table-cell>
        </table:table-row>
        <table:table-row>
          <table:table-cell table:style-name="Table2.A2" office:value-type="string">
            <text:p text:style-name="Table_20_Contents">lom:keyword??</text:p>
          </table:table-cell>
          <table:table-cell table:style-name="Table2.A2" office:value-type="string">
            <text:p text:style-name="P1"/>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För nyckelord??</text:p>
          </table:table-cell>
        </table:table-row>
        <table:table-row>
          <table:table-cell table:style-name="Table2.A2" office:value-type="string">
            <text:p text:style-name="Table_20_Contents">dcterms:rights eller cc:rights</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Licens eller liknande.</text:p>
          </table:table-cell>
        </table:table-row>
      </table:table>
      <text:p text:style-name="Standard"/>
      <text:p text:style-name="Standard">Notera att applikationsprofiler bör i förlängningen användas i Details vyn. Däremot bör inte applikationsprofiler användas i listningsvyn. Orsaken till detta är att vi endast är ute efter en snabb översiktlig presentation av många entrys. Istället vill vi typiskt presentera ett fåtal properties som vi kan kräva alltid ska finnas med i metadata och metametadata stubbarna. </text:p>
      <text:p text:style-name="Standard"/>
      <text:p text:style-name="Standard">Detta innebär att varje installation bör ha en konfiguration som listar de properties som ska med i stubbgenereringen (markerat i tabellen ovan), samt en mappning från dessa properties till en kort presentation dvs. motsvarande titel och beskrivning. Jag föreslår följande mappning som default:</text:p>
      <text:p text:style-name="Standard"/>
      <text:p text:style-name="Standard">Titel: <text:span text:style-name="T4">[</text:span><text:span text:style-name="T2">"dcterms:title"</text:span><text:span text:style-name="T4">,</text:span><text:span text:style-name="T7"> </text:span><text:span text:style-name="T2">"foaf:name", "rdfs:label"</text:span><text:span text:style-name="T4">]</text:span></text:p>
      <text:p text:style-name="Standard">Beskrivning: <text:span text:style-name="T4">[</text:span><text:span text:style-name="T2">"dcterms:description"</text:span><text:span text:style-name="T4">,</text:span><text:span text:style-name="T7"> </text:span><text:span text:style-name="T2">"rdfs:comment"</text:span><text:span text:style-name="T4">]</text:span></text:p>
      <text:h text:style-name="P16" text:outline-level="1">MetaMetadata</text:h>
      <text:p text:style-name="Standard">Metametadatan är mer kontrollerad än metadatan, följande properties behandlas automatiskt av SCAM4, ytterligare properties kan dock läggas till.</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Table_20_Heading">Källa</text:p>
          </table:table-cell>
          <table:table-cell table:style-name="Table3.A1" office:value-type="string">
            <text:p text:style-name="Table_20_Heading">med i stub</text:p>
          </table:table-cell>
          <table:table-cell table:style-name="Table3.A1" office:value-type="string">
            <text:p text:style-name="Table_20_Heading">Kardinalitet</text:p>
          </table:table-cell>
          <table:table-cell table:style-name="Table3.A1" office:value-type="string">
            <text:p text:style-name="Table_20_Heading">datatyp</text:p>
          </table:table-cell>
          <table:table-cell table:style-name="Table3.A1" office:value-type="string">
            <text:p text:style-name="Table_20_Heading">Resurs</text:p>
          </table:table-cell>
          <table:table-cell table:style-name="Table3.F1" office:value-type="string">
            <text:p text:style-name="Table_20_Heading">Kommentarer</text:p>
          </table:table-cell>
        </table:table-row>
        <table:table-row>
          <table:table-cell table:style-name="Table3.A2" office:value-type="string">
            <text:p text:style-name="Table_20_Contents">dcterms:created</text:p>
          </table:table-cell>
          <table:table-cell table:style-name="Table3.A2" office:value-type="string">
            <text:p text:style-name="P1"/>
          </table:table-cell>
          <table:table-cell table:style-name="Table3.A2" office:value-type="string">
            <text:p text:style-name="P1">1</text:p>
          </table:table-cell>
          <table:table-cell table:style-name="Table3.A2" office:value-type="string">
            <text:p text:style-name="P1">xsd:DateTime</text:p>
          </table:table-cell>
          <table:table-cell table:style-name="Table3.A2" office:value-type="string">
            <text:p text:style-name="P1"/>
          </table:table-cell>
          <table:table-cell table:style-name="Table3.F2" office:value-type="string">
            <text:p text:style-name="Table_20_Contents">Datum vid skapning</text:p>
          </table:table-cell>
        </table:table-row>
        <table:table-row>
          <table:table-cell table:style-name="Table3.A2" office:value-type="string">
            <text:p text:style-name="Table_20_Contents">dcterms:modified</text:p>
          </table:table-cell>
          <table:table-cell table:style-name="Table3.A2" office:value-type="string">
            <text:p text:style-name="P1">X</text:p>
          </table:table-cell>
          <table:table-cell table:style-name="Table3.A2" office:value-type="string">
            <text:p text:style-name="P1">1</text:p>
          </table:table-cell>
          <table:table-cell table:style-name="Table3.A2" office:value-type="string">
            <text:p text:style-name="P1">xsd:DateTime</text:p>
          </table:table-cell>
          <table:table-cell table:style-name="Table3.A2" office:value-type="string">
            <text:p text:style-name="P1"/>
          </table:table-cell>
          <table:table-cell table:style-name="Table3.F2" office:value-type="string">
            <text:p text:style-name="Table_20_Contents">Datum för senaste ändring</text:p>
          </table:table-cell>
        </table:table-row>
        <table:table-row>
          <table:table-cell table:style-name="Table3.A2" office:value-type="string">
            <text:p text:style-name="Standard">sc:cached</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xsd:DateTime</text:p>
          </table:table-cell>
          <table:table-cell table:style-name="Table3.A2" office:value-type="string">
            <text:p text:style-name="P1"/>
          </table:table-cell>
          <table:table-cell table:style-name="Table3.F2" office:value-type="string">
            <text:p text:style-name="Table_20_Contents">Datum då metadatan hämtades och cachades .</text:p>
            <text:p text:style-name="Table_20_Contents">OBS, bara om entryn är en referens.</text:p>
          </table:table-cell>
        </table:table-row>
        <table:table-row>
          <table:table-cell table:style-name="Table3.A2" office:value-type="string">
            <text:p text:style-name="Standard">sc:cachedAt</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Vart metadatan cachas. Obs, endast om referens.</text:p>
          </table:table-cell>
        </table:table-row>
        <table:table-row>
          <table:table-cell table:style-name="Table3.A2" office:value-type="string">
            <text:p text:style-name="Table_20_Contents">dcterms:creator</text:p>
          </table:table-cell>
          <table:table-cell table:style-name="Table3.A2" office:value-type="string">
            <text:p text:style-name="P1">X</text:p>
          </table:table-cell>
          <table:table-cell table:style-name="Table3.A2" office:value-type="string">
            <text:p text:style-name="P1">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dcterms:contributor</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sc:read</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sc:readResource</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sc:readMetadata</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sc:write</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sc:writeResource</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sc:writeMetadata</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Table_20_Contents">sc:administrate</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Resursen måste vara en Principal</text:p>
          </table:table-cell>
        </table:table-row>
        <table:table-row>
          <table:table-cell table:style-name="Table3.A2" office:value-type="string">
            <text:p text:style-name="Standard">sc:referenceType</text:p>
          </table:table-cell>
          <table:table-cell table:style-name="Table3.A2" office:value-type="string">
            <text:p text:style-name="P1">X</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sc:Local, sc:Link eller sc:Reference. (sc:Local är default, anges ej.)</text:p>
          </table:table-cell>
        </table:table-row>
        <table:table-row>
          <table:table-cell table:style-name="Table3.A2" office:value-type="string">
            <text:p text:style-name="Standard">sc:representationType</text:p>
          </table:table-cell>
          <table:table-cell table:style-name="Table3.A2" office:value-type="string">
            <text:p text:style-name="P1">X</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sc:InformationResource, sc:ResolvableInformationResource,</text:p>
            <text:p text:style-name="Table_20_Contents">sc:Unknown, or sc:NamedResource.</text:p>
            <text:p text:style-name="Table_20_Contents">(sc:InformationResource är default, anges ej)</text:p>
          </table:table-cell>
        </table:table-row>
        <table:table-row>
          <table:table-cell table:style-name="Table3.A2" office:value-type="string">
            <text:p text:style-name="Standard">sc:builtinType</text:p>
          </table:table-cell>
          <table:table-cell table:style-name="Table3.A2" office:value-type="string">
            <text:p text:style-name="P1">X</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sc:Context, sc:List, sc:Principal, sc:ResultList, sc:Group, sc:None. (sc:None är default, anges ej)</text:p>
          </table: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Jörgen Boström</meta:initial-creator>
    <meta:creation-date>2008-05-30T10:25:30</meta:creation-date>
    <dc:creator>Matthias Palmér</dc:creator>
    <dc:date>2008-06-02T17:24:13</dc:date>
    <meta:editing-cycles>19</meta:editing-cycles>
    <meta:editing-duration>PT8H27M29S</meta:editing-duration>
    <meta:user-defined meta:name="Info 1"/>
    <meta:user-defined meta:name="Info 2"/>
    <meta:user-defined meta:name="Info 3"/>
    <meta:user-defined meta:name="Info 4"/>
    <meta:document-statistic meta:table-count="2" meta:image-count="0" meta:object-count="0" meta:page-count="4" meta:paragraph-count="143" meta:word-count="686" meta:character-count="4409"/>
  </office:meta>
</office:document-meta>
</file>